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text-properties officeooo:rsid="001e9cfd" officeooo:paragraph-rsid="001e9cfd"/>
    </style:style>
    <style:style style:name="P2" style:family="paragraph" style:parent-style-name="Standard">
      <style:paragraph-properties fo:text-align="start" style:justify-single-word="false"/>
      <style:text-properties officeooo:rsid="001e9cfd" officeooo:paragraph-rsid="001e9cfd"/>
    </style:style>
    <style:style style:name="T1" style:family="text">
      <style:text-properties officeooo:rsid="001fd29b"/>
    </style:style>
    <style:style style:name="T2" style:family="text">
      <style:text-properties officeooo:rsid="00221bb7"/>
    </style:style>
    <style:style style:name="T3" style:family="text">
      <style:text-properties officeooo:rsid="002491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Once upon a time in a magical land called the United States of America, there lived an <text:span text:style-name="T3">friendly</text:span> <text:span text:style-name="T3">gnome </text:span>named <text:span text:style-name="T2">Ole Hickory</text:span>. <text:span text:style-name="T3">Ole Hickory </text:span>was the ruler of this <text:span text:style-name="T1">land and he lived in the glorious White Castle. His arch-nemeses, Ogre Calhoun and Troll Clay, lived under the drawbridge leading to White Castle. Ole Hickory despised His Highness and His Lordliness, and vowed to oppose all they stood for.</text:span></text:p>
      <text:p text:style-name="P1"/>
      <text:p text:style-name="P1"><text:tab/><text:span text:style-name="T2">One day, Ole Hickory saw that Clay and Calhoun were gathering treasure in their cave that only other evil creatures could use. Ole Hickory vowed to spread the treasure to all the other gneedy gnom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1:17:45.687036784</meta:creation-date>
    <dc:date>2014-12-10T17:08:37.582920416</dc:date>
    <meta:editing-duration>PT1H30M27S</meta:editing-duration>
    <meta:editing-cycles>9</meta:editing-cycles>
    <meta:generator>LibreOffice/4.3.4.1$Linux_X86_64 LibreOffice_project/430m0$Build-1</meta:generator>
    <meta:document-statistic meta:table-count="0" meta:image-count="0" meta:object-count="0" meta:page-count="1" meta:paragraph-count="2" meta:word-count="104" meta:character-count="597" meta:non-whitespace-character-count="492"/>
  </office:meta>
</office:document-meta>
</file>